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e4d4" officeooo:paragraph-rsid="000be4d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e4d4" officeooo:paragraph-rsid="000be4d4" style:font-weight-asian="bold" style:font-weight-complex="bold"/>
    </style:style>
    <style:style style:name="P3" style:family="paragraph" style:parent-style-name="Standard">
      <style:text-properties style:text-underline-style="none" officeooo:rsid="000be4d4" officeooo:paragraph-rsid="000be4d4"/>
    </style:style>
    <style:style style:name="P4" style:family="paragraph" style:parent-style-name="Standard" style:list-style-name="L1">
      <style:text-properties style:text-underline-style="none" officeooo:rsid="000be4d4" officeooo:paragraph-rsid="000be4d4"/>
    </style:style>
    <style:style style:name="P5" style:family="paragraph" style:parent-style-name="Standard" style:list-style-name="L2">
      <style:text-properties style:text-underline-style="none" officeooo:rsid="000be4d4" officeooo:paragraph-rsid="000be4d4"/>
    </style:style>
    <style:style style:name="P6" style:family="paragraph" style:parent-style-name="Standard">
      <style:text-properties style:text-underline-style="none" officeooo:rsid="000d85d6" officeooo:paragraph-rsid="000d85d6"/>
    </style:style>
    <style:style style:name="P7" style:family="paragraph" style:parent-style-name="Standard" style:list-style-name="L4">
      <style:text-properties style:text-underline-style="none" officeooo:rsid="000d85d6" officeooo:paragraph-rsid="000d85d6"/>
    </style:style>
    <style:style style:name="P8" style:family="paragraph" style:parent-style-name="Standard" style:list-style-name="L4">
      <style:text-properties style:text-underline-style="none" officeooo:rsid="000e49e5" officeooo:paragraph-rsid="000e49e5"/>
    </style:style>
    <style:style style:name="P9" style:family="paragraph" style:parent-style-name="Standard" style:list-style-name="L4">
      <style:text-properties officeooo:rsid="000e49e5" officeooo:paragraph-rsid="000e49e5"/>
    </style:style>
    <style:style style:name="P10" style:family="paragraph" style:parent-style-name="Standard">
      <style:text-properties officeooo:rsid="000e49e5" officeooo:paragraph-rsid="000e49e5"/>
    </style:style>
    <style:style style:name="P11" style:family="paragraph" style:parent-style-name="Standard" style:list-style-name="L5">
      <style:text-properties officeooo:rsid="000e49e5" officeooo:paragraph-rsid="000e49e5"/>
    </style:style>
    <style:style style:name="P12" style:family="paragraph" style:parent-style-name="Standard">
      <style:text-properties officeooo:paragraph-rsid="000d85d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85d6"/>
    </style:style>
    <style:style style:name="T3" style:family="text">
      <style:text-properties style:text-underline-style="none" officeooo:rsid="000e49e5"/>
    </style:style>
    <style:style style:name="T4" style:family="text">
      <style:text-properties style:text-underline-style="none" officeooo:rsid="000f11d4"/>
    </style:style>
    <style:style style:name="T5" style:family="text">
      <style:text-properties officeooo:rsid="000e49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uncil of Jerry's Coding Conventions</text:p>
      <text:p text:style-name="P1"/>
      <text:p text:style-name="P3">Throughout the lifetime of this project, the Council Of Jerry's has decided to follow the following coding conventions:</text:p>
      <text:p text:style-name="P3"/>
      <text:list xml:id="list5687200180780504849" text:style-name="L1">
        <text:list-item>
          <text:p text:style-name="P4">Starting blocks on the next line of any scope.</text:p>
          <text:list>
            <text:list-item>
              <text:p text:style-name="P4">Ie :</text:p>
              <text:list>
                <text:list-header>
                  <text:p text:style-name="P4">Class Class1</text:p>
                  <text:p text:style-name="P4">{</text:p>
                </text:list-header>
              </text:list>
              <text:p text:style-name="P4"><text:s text:c="4"/><text:tab/> ....</text:p>
              <text:list text:continue-numbering="true">
                <text:list-header>
                  <text:p text:style-name="P4">};</text:p>
                </text:list-header>
              </text:list>
            </text:list-item>
          </text:list>
        </text:list-item>
        <text:list-item>
          <text:p text:style-name="P4">using camelCase for both variables (attributes) and functions (members)</text:p>
          <text:list>
            <text:list-item>
              <text:p text:style-name="P4">Ie:</text:p>
              <text:list>
                <text:list-header>
                  <text:p text:style-name="P4">int thisIsAVariable = 1;</text:p>
                  <text:p text:style-name="P4">void thisIsAFunction()</text:p>
                  <text:p text:style-name="P4">{</text:p>
                  <text:list>
                    <text:list-header>
                      <text:p text:style-name="P4">...</text:p>
                    </text:list-header>
                  </text:list>
                </text:list-header>
              </text:list>
            </text:list-item>
          </text:list>
        </text:list-item>
      </text:list>
      <text:p text:style-name="P3"><text:tab/><text:tab/>}</text:p>
      <text:list xml:id="list3023531935966231419" text:style-name="L2">
        <text:list-item>
          <text:p text:style-name="P5">Class names are to be capatilized and then use camelCase</text:p>
          <text:list>
            <text:list-item>
              <text:p text:style-name="P5">Ie:</text:p>
            </text:list-item>
          </text:list>
        </text:list-item>
      </text:list>
      <text:p text:style-name="P3"><text:tab/><text:tab/>Class ThisIsAClassThatDoesNotFollowExistingConventions { ... } ;</text:p>
      <text:p text:style-name="P6"/>
      <text:list xml:id="list7954320673603078332" text:style-name="L4">
        <text:list-item>
          <text:p text:style-name="P7">Variables, functions, and class names should be clear and consise and be named with respect to their function.</text:p>
          <text:list>
            <text:list-item>
              <text:p text:style-name="P7"><text:span text:style-name="T5">Example</text:span>:</text:p>
              <text:list>
                <text:list-header>
                  <text:p text:style-name="P7">int numberOfJerrys = 4;</text:p>
                </text:list-header>
              </text:list>
            </text:list-item>
          </text:list>
        </text:list-item>
      </text:list>
      <text:p text:style-name="P6"/>
      <text:list xml:id="list161357685838422" text:continue-numbering="true" text:style-name="L4">
        <text:list-item>
          <text:p text:style-name="P7">Comments should be short and give a broad overview, leaving the variable, function, and class names to speak to the functionality of the code.</text:p>
          <text:p text:style-name="P7"/>
        </text:list-item>
        <text:list-item>
          <text:p text:style-name="P7">All nested scopes should be indented a level in for a readibility.</text:p>
        </text:list-item>
      </text:list>
      <text:p text:style-name="P6"/>
      <text:list xml:id="list161356055744657" text:continue-numbering="true" text:style-name="L4">
        <text:list-item>
          <text:p text:style-name="P8">Each header file should start with a ifndef, def statement to ensure header files are not duplicated throughout the code. The defined statement should be read as the name of the class in all capital letter followed by “_H.”</text:p>
          <text:list>
            <text:list-item>
              <text:p text:style-name="P9"><text:span text:style-name="T1">Example:</text:span></text:p>
              <text:list>
                <text:list-header>
                  <text:p text:style-name="P9"><text:span text:style-name="T1">#ifndef SOMECLASS_H</text:span></text:p>
                  <text:p text:style-name="P9"><text:span text:style-name="T1">#define SOMECLASS_H</text:span></text:p>
                </text:list-header>
              </text:list>
            </text:list-item>
          </text:list>
        </text:list-item>
      </text:list>
      <text:p text:style-name="P10"><text:span text:style-name="T1"><text:tab/><text:tab/></text:span></text:p>
      <text:p text:style-name="P10"><text:span text:style-name="T1"><text:tab/><text:tab/>class SomeClass { ... };</text:span></text:p>
      <text:p text:style-name="P10"><text:span text:style-name="T1"/></text:p>
      <text:p text:style-name="P10"><text:span text:style-name="T1"><text:tab/><text:tab/>#endif // SOMECLASS_H</text:span></text:p>
      <text:p text:style-name="P12"><text:span text:style-name="T2"/></text:p>
      <text:list xml:id="list4425820302293090583" text:style-name="L5">
        <text:list-item>
          <text:p text:style-name="P11"><text:span text:style-name="T2">U</text:span><text:span text:style-name="T1">se accessor methods for users to use instead of public attributes. </text:span></text:p>
        </text:list-item>
      </text:list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list xml:id="list161356867429901" text:continue-numbering="true" text:style-name="L5">
        <text:list-item>
          <text:p text:style-name="P11"><text:soft-page-break/><text:span text:style-name="T1">Documentation of all </text:span><text:span text:style-name="T4">members in </text:span><text:span text:style-name="T1">header files is recorded and is required to have all of the following:</text:span></text:p>
          <text:list>
            <text:list-item>
              <text:p text:style-name="P11"><text:span text:style-name="T3">W</text:span><text:span text:style-name="T1">hat the function does.</text:span></text:p>
            </text:list-item>
            <text:list-item>
              <text:p text:style-name="P11"><text:span text:style-name="T1">Description of parameters and what the return value is.</text:span></text:p>
            </text:list-item>
            <text:list-item>
              <text:p text:style-name="P11"><text:span text:style-name="T1">How the function modifies the object.</text:span></text:p>
            </text:list-item>
            <text:list-item>
              <text:p text:style-name="P11"><text:span text:style-name="T1">The pre-condition and post-conditions of the function.</text:span></text:p>
            </text:list-item>
            <text:list-item>
              <text:p text:style-name="P11"><text:span text:style-name="T1">Any restrictions the function may hav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zmo </meta:initial-creator>
    <meta:creation-date>2017-02-07T15:08:14.328567340</meta:creation-date>
    <dc:date>2017-02-07T16:13:55.428382632</dc:date>
    <dc:creator>Gizmo </dc:creator>
    <meta:editing-duration>PT4M14S</meta:editing-duration>
    <meta:editing-cycles>1</meta:editing-cycles>
    <meta:document-statistic meta:table-count="0" meta:image-count="0" meta:object-count="0" meta:page-count="2" meta:paragraph-count="38" meta:word-count="278" meta:character-count="1561" meta:non-whitespace-character-count="1333"/>
    <meta:generator>LibreOffice/5.0.3.2$Linux_X86_64 LibreOffice_project/00m0$Build-2</meta:generator>
  </office:meta>
</office:document-meta>
</file>